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7" table:default-cell-style-name="ce1"/>
        <table:table-column table:style-name="co7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3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3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3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370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2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style-name="ce10"/>
          <table:table-cell office:value-type="string" table:style-name="ce10">
            <text:p>Line 8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style-name="ce10"/>
          <table:table-cell office:value-type="string" table:style-name="ce10">
            <text:p>Line 9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8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80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380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Line 67-6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Line 22, concat. Line 28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7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31-3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26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380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8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17-1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style-name="ce10"/>
          <table:table-cell office:value-type="string" table:style-name="ce10">
            <text:p>Line 119-12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 391-39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 7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style-name="ce10"/>
          <table:table-cell office:value-type="string" table:style-name="ce10">
            <text:p>Line 114-11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 38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 111-11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389, 395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391-39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128-139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 111-112, 389, 95-9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RCC RCCD</meta:initial-creator>
    <dc:creator>Jason Handen</dc:creator>
    <meta:creation-date>2018-04-17T08:30:24Z</meta:creation-date>
    <dc:date>2021-05-15T21:05:42Z</dc:date>
    <meta:editing-cycles>13</meta:editing-cycles>
    <meta:editing-duration>PT2003S</meta:editing-duration>
  </office:meta>
</office:document-meta>
</file>